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margin-top="0cm" fo:margin-bottom="0.011cm"/>
    </style:style>
    <style:style style:name="P4" style:family="paragraph" style:parent-style-name="Text_20_body">
      <style:paragraph-properties fo:margin-top="0cm" fo:margin-bottom="0.011cm"/>
      <style:text-properties fo:font-weight="normal" style:font-weight-asian="normal" style:font-weight-complex="normal"/>
    </style:style>
    <style:style style:name="P5" style:family="paragraph" style:parent-style-name="Text_20_body" style:list-style-name="L2">
      <style:paragraph-properties fo:margin-top="0cm" fo:margin-bottom="0.011cm"/>
      <style:text-properties fo:font-weight="normal" style:font-weight-asian="normal" style:font-weight-complex="normal"/>
    </style:style>
    <style:style style:name="P6" style:family="paragraph" style:parent-style-name="Text_20_body" style:list-style-name="L3">
      <style:paragraph-properties fo:margin-top="0cm" fo:margin-bottom="0.011cm"/>
    </style:style>
    <style:style style:name="P7" style:family="paragraph" style:parent-style-name="Text_20_body" style:list-style-name="L4">
      <style:paragraph-properties fo:margin-top="0cm" fo:margin-bottom="0.011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03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03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3cm" fo:margin-left="0.27cm"/>
        </style:list-level-properties>
      </text:list-level-style-bullet>
      <text:list-level-style-bullet text:level="2" text:style-name="Bullet_20_Symbols" text:bullet-char="◦">
        <style:list-level-properties text:list-level-position-and-space-mode="label-alignment">
          <style:list-level-label-alignment text:label-followed-by="space" fo:text-indent="-0.019cm" fo:margin-left="0.5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esumen ED UD5</text:h>
      <text:p text:style-name="P2">La programación orientada a objetos, en contraposición a la programación estructurada, simula elementos reales. En la programación estructurada se trata de dividir y subdividir los problemas hasta que se resuelvan con una función sobre la estructura de datos para luego entretejer estas funciones y tener el programa. Sin embargo en la POO se simulan estos elementos que llamamos objetos y están formados por unos atributos y unas operaciones que interactúan pasándose mensajes. Estos objetos se crean a medida que se necesitan, funcionan moviendo mensajes entre ellos y con el usuario y finalmente se borran y liberan memoria. Así podemos decir que un objeto está definido por su estado (los atributos con su valor), su comportamiento (los métodos públicos que ejecutan las operaciones) y su tiempo de vida.</text:p>
      <text:p text:style-name="P4">La POO se basa en 7 conceptos que hay que tener muy claros:</text:p>
      <text:list xml:id="list3732228719402700402" text:style-name="L2">
        <text:list-item>
          <text:p text:style-name="P5">Abstracción: Que captura las características y los comportamientos similares de un conjunto de objetos para darles una descripción formal.</text:p>
        </text:list-item>
        <text:list-item>
          <text:p text:style-name="P5">Encapsulación: Reúne elementos pertenecientes a una entidad en un mismo nivel de abstracción.</text:p>
        </text:list-item>
        <text:list-item>
          <text:p text:style-name="P5">Modularidad: Subdividir la aplicación en módulos tan independientes como sea posible.</text:p>
        </text:list-item>
        <text:list-item>
          <text:p text:style-name="P5">Ocultación: Aísla las propiedades del objeto para evitar la modificación no deseada.</text:p>
        </text:list-item>
        <text:list-item>
          <text:p text:style-name="P5">Polimorfismo: Reunir bajo el mismo nombre comportamientos diferentes.</text:p>
        </text:list-item>
        <text:list-item>
          <text:p text:style-name="P5">Herencia: Los objetos utilizan propiedades y comportamientos de otros formando una jerarquía.</text:p>
        </text:list-item>
        <text:list-item>
          <text:p text:style-name="P5">Recolección de basura: Con la que los objetos que se quedan sin referencias son destruidos y eliminados de memoria.</text:p>
        </text:list-item>
      </text:list>
      <text:p text:style-name="P4">Las ventajas de la POO son las posibilidades que nos brinda de reutilización, extensibilidad, fácil modificación y escalabilidad.</text:p>
      <text:p text:style-name="Text_20_body"><text:span text:style-name="T2">En POO una clase es una abstracción de un conjunto de objetos con características similares que se hace con el propósito, además de definir esas abstracciones, de favorecer la modularidad. Una clase está formada por sus miembros que son: nombre, atributos y protocolo (operaciones y mensajes, el conjunto de mensajes a los cuales puede responder la clase se denomina protocolo). Según su visibilidad la podemos dividir en dos partes: su interfaz, o lo que es visible de la clase desde el exterior, y su <text:s/>implementación o conjunto de mecanismos que conducen al comportamiento deseado. Existen diversos niveles de ocultación dentro de la clase pudiendo declarar sus partes como públicas (completamente accesibles), privadas (sólo accesibles desde el interior) o protegidas (sólo accesibles internamente o por clases derivadas). Como norma general las operaciones de funcionalidad son públicas, el estado es privado y las operaciones internas pueden ser privadas o protegidas. Estas clases son las que construyen los objetos de los que hemos hablado mediante el proceso de instanciación.</text:span></text:p>
      <text:p text:style-name="Text_20_body"><text:span text:style-name="T2">UML o Lenguaje Unificado de Modelado es un conjunto de herramienta que nos permite modelar, construir y documentar un sistema orientado a objetos. Es útil ya que usa un lenguaje común, podemos documentar el proceso completo de creación del software, contiene estructuras que trascienden el lenguaje de programación y permite especificar modelos precisos, completos y no ambiguos.</text:span></text:p>
      <text:p text:style-name="P3"><text:span text:style-name="T2">Con UML se define el sistema como una colección de modelos que se implementan como diagramas en forma de grafo. Estos diagramas pueden ser de varios tipos, dividiéndose en dos grandes tipos: Diagramas estructurales y diagramas de comportamiento. Entre los diagramas estructurales tenemos:</text:span></text:p>
      <text:list xml:id="list2705177093904518082" text:style-name="L3">
        <text:list-item>
          <text:p text:style-name="P6"><text:span text:style-name="T2">Diagrama de clases: Es un modelo estático de abstracciones.</text:span></text:p>
        </text:list-item>
        <text:list-item>
          <text:p text:style-name="P6"><text:span text:style-name="T2">Diagrama de objetos: Es un diagrama de clases en un momento dado</text:span></text:p>
        </text:list-item>
        <text:list-item>
          <text:p text:style-name="P6"><text:span text:style-name="T2">Diagrama de componentes: Organiza la lógica de la implementación</text:span></text:p>
        </text:list-item>
        <text:list-item>
          <text:p text:style-name="P6"><text:span text:style-name="T2">Diagrama de despliegue: Se usa en sistemas distribuidos y muestra como se despliega el sistema</text:span></text:p>
        </text:list-item>
        <text:list-item>
          <text:p text:style-name="P6"><text:span text:style-name="T2">Diagrama de estructura: Estructura interna de una clase y la interacción con <text:s/>las partes de <text:s/>otras.</text:span></text:p>
        </text:list-item>
        <text:list-item>
          <text:p text:style-name="P6"><text:span text:style-name="T2">Diagrama de paquetes: Muestra la organización en paquetes para sistemas grandes</text:span></text:p>
        </text:list-item>
      </text:list>
      <text:p text:style-name="P3"><text:soft-page-break/><text:span text:style-name="T2">Entre los diagramas de comportamiento tenemos:</text:span></text:p>
      <text:list xml:id="list6050745220020197930" text:style-name="L4">
        <text:list-item>
          <text:p text:style-name="P7"><text:span text:style-name="T2">Diagrama de casos de uso: Muestra las acciones a realizar desde el punto de vista del usuario.</text:span></text:p>
        </text:list-item>
        <text:list-item>
          <text:p text:style-name="P7"><text:span text:style-name="T2">Diagrama de estado: Se usa en sistemas dirigidos por eventos y muestra los estados de un objeto</text:span></text:p>
        </text:list-item>
        <text:list-item>
          <text:p text:style-name="P7"><text:span text:style-name="T2">Diagrama de actividades: Muestra el orden de las tareas del sistema</text:span></text:p>
        </text:list-item>
        <text:list-item>
          <text:p text:style-name="P7"><text:span text:style-name="T2">Diagramas de interacción: Es una variante del diagrama de actividad que muestra el flujo de control. Dentro de los diagramas de interacción se suelen recoger también otros como:</text:span></text:p>
          <text:list>
            <text:list-item>
              <text:p text:style-name="P7"><text:span text:style-name="T2">Diagramas de secuencia: Representan la ordenación temporal del paso de mensajes</text:span></text:p>
            </text:list-item>
            <text:list-item>
              <text:p text:style-name="P7"><text:span text:style-name="T2">Diagramas de comunicación: Ofrece las instancias de las clases con sus interrelaciones y el flujo de mensajes entre ellas.</text:span></text:p>
            </text:list-item>
            <text:list-item>
              <text:p text:style-name="P7"><text:span text:style-name="T2">Diagramas de tiempos: Muestra los cambios de estado de un rol en el tiempo.</text:span></text:p>
            </text:list-item>
          </text:list>
        </text:list-item>
      </text:list>
      <text:p text:style-name="P3"><text:span text:style-name="T2">Los elementos de un esquema UML son las estructuras, relaciones, notas y agrupaciones. Para trabajar con UML existen diversas herramientas, por ejemplo Rational Systems Developer de IBM que es una herramienta propietaria, ArgoUML que con licencia Eclipse trabaja con UML 1.4 y es compatible con Java y C++ o Visual Paradigm for UML que es el que usaremos. Visual Paradigm for UML es compatible con varios IDEs, entre ellos NetBeans, es multiplataforma, tiene una versión para uso no comercial, trabaja con UML 2.0, genera informes en PDF o HTML y realiza ingeniería inversa y directa.</text:span></text:p>
      <text:p text:style-name="P3"><text:span text:style-name="T2">Llamamos ingeniería directa a la generación automática de código e inversa a extraer el código fuente de un ejecutable. La ingeniería inversa puede ser: de datos, cuando se realiza sobre bases de datos para extraer el modelo relacional; de lógica, si se aplica sobe un código para averiguar su lógica; o de interfaces cuando se aplica sobre el código para obtener las especificaciones manteniendo la lógica interna.</text:span></text:p>
      <text:p text:style-name="P3"><text:span text:style-name="T2">Entre los diagramas UML el más importante es el diagrama de clases. En él las clases se representan como un rectángulo con tres filas. En la primera va el nombre de la clase, en la segunda los atributos con su visibilidad, su nombre y su tipo y opcionalmente un valor inicial; y en la tercera <text:s/>los métodos con su visibilidad, nombre, parámetros y valor devuelto, excepto el constructor que como es lógico no tiene valor devuelto. La visibilidad puede ser público (se representa con un más +), privado (con un menos-), protegido (con una almohadilla#) o de paquete (con una virgulilla ~).</text:span></text:p>
      <text:p text:style-name="P3"><text:span text:style-name="T2">Además de clases tenemos relaciones, representadas con una linea continua. Si el mensaje puede circular en un sólo sentido se puede colocar una punta de flecha en el extremo del receptor. Una característica importante de las relaciones es su cardinalidad. Cada relación tendrá dos cardinalidades, una <text:s/>para cada extremo, representándose: Uno y sólo uno con un 1, Cero o uno con un 0..1, De N a M con un N..M, Cero o varios con un asterisco (*)</text:span><text:span text:style-name="T1">, </text:span><text:span text:style-name="T2">Uno o varios con un 1..Asterisco(*). </text:span></text:p>
      <text:p text:style-name="P3"><text:span text:style-name="T2">La relación puede mostrar herencia, para lo que añadiremos en el extremo de la clase padre un triángulo. </text:span></text:p>
      <text:p text:style-name="P3"><text:span text:style-name="T2">También puede mostrar agregación, cuando una clase contenedor “tiene un” objeto de la clase contenida y si desaparece el contenedor perdura el contenido. Un ejemplo es una clase Grupo que contiene Trabajadores; si se disuelve el Grupo, continúan los Trabajadores. En estas relaciones se añade un rombo blanco en el extremo del contenedor.</text:span></text:p>
      <text:p text:style-name="P3"><text:span text:style-name="T2">Otro tipo de relación es la composición, igual que la agregación pero si desaparece el contenedor desaparece el contenido. En este caso la clase contenido es una entidad débil, necesita su clase contenedor y la relación se representa con un rombo negro en el extremo del contenedor.</text:span></text:p>
      <text:p text:style-name="P3"><text:span text:style-name="T2">Además hay veces que necesitamos agregar información a una relación, esto se consigue con un atributo enlace. Para representarlo dibujamos un rectángulo igual que una clase para poner el atributo, pero lo unimos a la linea de la relación mediante una linea discontinu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99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ier Diaz</meta:initial-creator>
    <meta:creation-date>2018-01-30T17:48:11.95</meta:creation-date>
    <dc:date>2018-04-06T08:11:46.81</dc:date>
    <dc:creator>Javier Diaz</dc:creator>
    <meta:editing-duration>PT14H46M52S</meta:editing-duration>
    <meta:editing-cycles>3</meta:editing-cycles>
    <meta:generator>OpenOffice/4.1.5$Win32 OpenOffice.org_project/415m1$Build-9789</meta:generator>
    <meta:printed-by>Javier Diaz</meta:printed-by>
    <meta:print-date>2018-04-05T18:43:15.09</meta:print-date>
    <meta:document-statistic meta:table-count="0" meta:image-count="0" meta:object-count="0" meta:page-count="2" meta:paragraph-count="36" meta:word-count="1239" meta:character-count="7729"/>
  </office:meta>
</office:document-meta>
</file>